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95c" officeooo:paragraph-rsid="0015d95c"/>
    </style:style>
    <style:style style:name="P2" style:family="paragraph" style:parent-style-name="Standard">
      <style:paragraph-properties fo:text-align="center" style:justify-single-word="false"/>
      <style:text-properties officeooo:rsid="0015d95c" officeooo:paragraph-rsid="0015d95c"/>
    </style:style>
    <style:style style:name="P3" style:family="paragraph" style:parent-style-name="Standard">
      <style:text-properties officeooo:rsid="0015d95c" officeooo:paragraph-rsid="0017cf51"/>
    </style:style>
    <style:style style:name="P4" style:family="paragraph" style:parent-style-name="Standard">
      <style:paragraph-properties fo:text-align="center" style:justify-single-word="false"/>
      <style:text-properties officeooo:paragraph-rsid="0015d95c"/>
    </style:style>
    <style:style style:name="P5" style:family="paragraph" style:parent-style-name="Standard">
      <style:text-properties officeooo:rsid="0017cf51" officeooo:paragraph-rsid="0017cf51"/>
    </style:style>
    <style:style style:name="T1" style:family="text">
      <style:text-properties officeooo:rsid="0015d95c"/>
    </style:style>
    <style:style style:name="T2" style:family="text">
      <style:text-properties style:text-position="super 58%" officeooo:rsid="0017cf51"/>
    </style:style>
    <style:style style:name="T3" style:family="text">
      <style:text-properties officeooo:rsid="0017cf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span text:style-name="T3">9</text:span><text:span text:style-name="T2">th</text:span><text:span text:style-name="T3"> <text:s/>Dec to 13</text:span><text:span text:style-name="T2">th</text:span><text:span text:style-name="T3"> <text:s/>Dec </text:span></text:p>
      <text:p text:style-name="P2"><text:s/>Tasks status </text:p>
      <text:p text:style-name="Standard"/>
      <text:p text:style-name="P1">## <text:s/>To develop the python modules in one format to other </text:p>
      <text:p text:style-name="P1"/>
      <text:p text:style-name="P1">## <text:s/>Task completed :-</text:p>
      <text:p text:style-name="P1"/>
      <text:p text:style-name="P1"/>
      <text:p text:style-name="P5">## XML file Read and returns the data, parse the data into the other formats like CSV,JSON,</text:p>
      <text:p text:style-name="P5"><text:s text:c="5"/>EXCEL,MYSQL.</text:p>
      <text:p text:style-name="P1"/>
      <text:p text:style-name="P1">## DBI read mysql database and returns the data, parse the data into the other formats </text:p>
      <text:p text:style-name="P1"><text:s text:c="4"/>like CSV, JSON, EXCEL.</text:p>
      <text:p text:style-name="P1"/>
      <text:p text:style-name="P1">## CSV file read and return the data, parse the data into the other formats like JSON,</text:p>
      <text:p text:style-name="P1">DBI,EXCEL.</text:p>
      <text:p text:style-name="P1"/>
      <text:p text:style-name="P1">## EXCEl file read and return the data, parse the data into the other formats <text:span text:style-name="T3">like DBI,JSON,</text:span></text:p>
      <text:p text:style-name="P1"><text:s text:c="4"/><text:span text:style-name="T3">CSV.</text:span></text:p>
      <text:p text:style-name="P1"/>
      <text:p text:style-name="P5">## JSON<text:span text:style-name="T1"> file read and return the data, parse the data into the other formats </text:span>like DBI,EXCEL,</text:p>
      <text:p text:style-name="P3"><text:s text:c="4"/><text:span text:style-name="T3">CSV.</text:span></text:p>
      <text:p text:style-name="P1"/>
      <text:p text:style-name="P1"/>
      <text:p text:style-name="P1">## Task on Runnig: -</text:p>
      <text:p text:style-name="P1"/>
      <text:p text:style-name="P1">## <text:span text:style-name="T3">To Write the XML file in CSV,DBI,JSON format.</text:span></text:p>
      <text:p text:style-name="P1"/>
      <text:p text:style-name="P1"/>
      <text:p text:style-name="P1"/>
      <text:p text:style-name="P1">## Next Week tasks :-</text:p>
      <text:p text:style-name="P1"><text:s text:c="5"/></text:p>
      <text:p text:style-name="P5"><text:s text:c="6"/>## Vlsi concepts and Python and Tcl.</text:p>
      <text:p text:style-name="P5"/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20:09:38.465856810</meta:creation-date>
    <dc:date>2019-12-13T19:57:37.378540966</dc:date>
    <meta:editing-duration>PT18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40" meta:character-count="768" meta:non-whitespace-character-count="608"/>
  </office:meta>
</office:document-meta>
</file>